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olidLine">
      <style:graphic-properties draw:textarea-vertical-align="top" fo:min-height="9.851cm" fo:min-width="16.001cm"/>
    </style:style>
    <style:style style:name="gr2" style:family="graphic" style:parent-style-name="SolidLine">
      <style:graphic-properties draw:textarea-vertical-align="top" fo:min-height="5.351cm" fo:min-width="10.801cm"/>
    </style:style>
    <style:style style:name="gr3" style:family="graphic" style:parent-style-name="SolidLine">
      <style:graphic-properties fo:min-height="0.551cm" fo:min-width="2.201cm"/>
    </style:style>
    <style:style style:name="gr4" style:family="graphic" style:parent-style-name="SolidLine">
      <style:graphic-properties fo:min-height="0.495cm" fo:min-width="2.145cm"/>
    </style:style>
    <style:style style:name="gr5" style:family="graphic" style:parent-style-name="SolidLine" style:list-style-name="L2">
      <style:graphic-properties fo:min-height="2.259cm" fo:min-width="2.801cm"/>
    </style:style>
    <style:style style:name="gr6" style:family="graphic" style:parent-style-name="SolidLine" style:list-style-name="L2">
      <style:graphic-properties fo:min-height="1.151cm" fo:min-width="1.901cm"/>
    </style:style>
    <style:style style:name="gr7" style:family="graphic" style:parent-style-name="SolidLine">
      <style:graphic-properties draw:textarea-vertical-align="top" fo:min-height="2.651cm" fo:min-width="22.101cm"/>
    </style:style>
    <style:style style:name="gr8" style:family="graphic" style:parent-style-name="SolidLine">
      <style:graphic-properties draw:textarea-vertical-align="top" fo:min-height="2.651cm" fo:min-width="11.701cm"/>
    </style:style>
    <style:style style:name="gr9" style:family="graphic" style:parent-style-name="SolidLine">
      <style:graphic-properties fo:min-height="0cm" fo:min-width="2.701cm"/>
    </style:style>
    <style:style style:name="gr10" style:family="graphic" style:parent-style-name="SolidLine">
      <style:graphic-properties fo:min-height="0.651cm" fo:min-width="5.601cm"/>
    </style:style>
    <style:style style:name="gr11" style:family="graphic" style:parent-style-name="SolidLine">
      <style:graphic-properties fo:min-height="0.651cm" fo:min-width="2.901cm"/>
    </style:style>
    <style:style style:name="gr12" style:family="graphic" style:parent-style-name="SolidLine">
      <style:graphic-properties fo:min-height="0.551cm" fo:min-width="2.147cm"/>
    </style:style>
    <style:style style:name="gr13" style:family="graphic" style:parent-style-name="SolidLine">
      <style:graphic-properties fo:min-height="0.451cm" fo:min-width="3.301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olidLine">
      <style:graphic-properties fo:min-height="0.55cm" fo:min-width="2.001cm"/>
    </style:style>
    <style:style style:name="gr16" style:family="graphic" style:parent-style-name="SolidLine">
      <style:graphic-properties draw:stroke="none" fo:min-height="0.351cm" fo:min-width="1.501cm"/>
    </style:style>
    <style:style style:name="gr17" style:family="graphic" style:parent-style-name="SolidLine">
      <style:graphic-properties fo:min-height="0.651cm" fo:min-width="2.301cm"/>
    </style:style>
    <style:style style:name="gr18" style:family="graphic" style:parent-style-name="SolidLine">
      <style:graphic-properties fo:min-height="0.551cm" fo:min-width="2.001cm"/>
    </style:style>
    <style:style style:name="gr19" style:family="graphic" style:parent-style-name="SolidLine">
      <style:graphic-properties fo:min-height="0.451cm" fo:min-width="2.501cm"/>
    </style:style>
    <style:style style:name="gr20" style:family="graphic" style:parent-style-name="SolidLine">
      <style:graphic-properties fo:min-height="0.451cm" fo:min-width="0.901cm"/>
    </style:style>
    <style:style style:name="gr21" style:family="graphic" style:parent-style-name="SolidLine">
      <style:graphic-properties fo:min-height="0.551cm" fo:min-width="0.801cm"/>
    </style:style>
    <style:style style:name="P1" style:family="paragraph">
      <style:paragraph-properties fo:margin-left="0cm" fo:margin-right="0cm" fo:text-align="start" fo:text-indent="0cm"/>
      <style:text-properties fo:font-size="9.39999961853027pt"/>
    </style:style>
    <style:style style:name="P2" style:family="paragraph">
      <style:paragraph-properties fo:margin-left="0cm" fo:margin-right="0cm" fo:text-align="start" fo:text-indent="0cm"/>
      <style:text-properties fo:font-size="9.39999961853027pt" style:text-underline-style="solid" style:text-underline-width="auto" style:text-underline-color="font-color"/>
    </style:style>
    <style:style style:name="P3" style:family="paragraph">
      <style:paragraph-properties fo:margin-left="0cm" fo:margin-right="0cm" fo:text-align="center" fo:text-indent="0cm"/>
      <style:text-properties fo:font-size="9.39999961853027pt"/>
    </style:style>
    <style:style style:name="P4" style:family="paragraph">
      <style:paragraph-properties fo:margin-left="0cm" fo:margin-right="0cm" fo:text-align="center" fo:text-indent="0cm"/>
      <style:text-properties fo:font-size="9.39999961853027pt" style:text-underline-style="solid" style:text-underline-width="auto" style:text-underline-color="font-colo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9.39999961853027pt"/>
    </style:style>
    <text:list-style style:name="L1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ClassName" draw:style-name="gr1" draw:text-style-name="P2" draw:layer="layout" svg:width="16.5cm" svg:height="10.1cm" svg:x="2.9cm" svg:y="2.5cm">
          <text:p text:style-name="P1">Instana2TrueSight Adapter<text:line-break/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2" draw:text-style-name="P2" draw:layer="layout" svg:width="11.3cm" svg:height="5.6cm" svg:x="5.3cm" svg:y="4.9cm">
          <text:p text:style-name="P1">IncidentHandler</text:p>
          <draw:enhanced-geometry svg:viewBox="0 0 1000 404" draw:text-areas="0 0 1000 404" draw:type="NonPrimitive" draw:enhanced-path="M 1000 404 L 1000 0 0 0 0 404 Z"/>
        </draw:custom-shape>
        <draw:custom-shape draw:name="ClassName" draw:style-name="gr3" draw:text-style-name="P4" draw:layer="layout" svg:width="2.7cm" svg:height="0.8cm" svg:x="12.9cm" svg:y="5.8cm">
          <text:p text:style-name="P3">InstanaEvent</text:p>
          <draw:enhanced-geometry svg:viewBox="0 0 1000 404" draw:text-areas="0 0 1000 404" draw:type="NonPrimitive" draw:enhanced-path="M 1000 404 L 1000 0 0 0 0 404 Z"/>
        </draw:custom-shape>
        <draw:custom-shape draw:name="ClassName" draw:style-name="gr4" draw:text-style-name="P4" draw:layer="layout" svg:width="2.644cm" svg:height="0.744cm" svg:x="12.9cm" svg:y="6.9cm">
          <text:p text:style-name="P3">TruesightEvent</text:p>
          <draw:enhanced-geometry svg:viewBox="0 0 1000 404" draw:text-areas="0 0 1000 404" draw:type="NonPrimitive" draw:enhanced-path="M 1000 404 L 1000 0 0 0 0 404 Z"/>
        </draw:custom-shape>
        <draw:custom-shape draw:name="ClassName" draw:style-name="gr3" draw:text-style-name="P4" draw:layer="layout" svg:width="2.7cm" svg:height="0.8cm" svg:x="12.9cm" svg:y="8cm">
          <text:p text:style-name="P3">TrueSightMSEND</text:p>
          <draw:enhanced-geometry svg:viewBox="0 0 1000 404" draw:text-areas="0 0 1000 404" draw:type="NonPrimitive" draw:enhanced-path="M 1000 404 L 1000 0 0 0 0 404 Z"/>
        </draw:custom-shape>
        <draw:custom-shape draw:name="Action" draw:style-name="gr5" draw:text-style-name="P2" draw:layer="layout" svg:width="3.3cm" svg:height="2.508cm" svg:x="7.3cm" svg:y="6.092cm">
          <text:list text:style-name="L2">
            <text:list-item>
              <text:p text:style-name="P1"><text:span text:style-name="T1">handle()</text:span></text:p>
            </text:list-item>
            <text:list-item>
              <text:p text:style-name="P1">readEvent()</text:p>
            </text:list-item>
            <text:list-item>
              <text:p text:style-name="P1">handleState()</text:p>
            </text:list-item>
            <text:list-item>
              <text:p text:style-name="P1">HandleType()</text:p>
            </text:list-item>
            <text:list-item>
              <text:p text:style-name="P1">sendtoTruesight()</text:p>
            </text:list-item>
          </text:list>
          <draw:enhanced-geometry svg:viewBox="0 0 1000 631" draw:text-areas="0 0 1000 631" draw:type="NonPrimitive" draw:enhanced-path="M 0 101 Y 101 0 L 899 0 X 1000 101 L 1000 530 Y 899 631 L 101 631 X 0 530 Z"/>
        </draw:custom-shape>
        <draw:custom-shape draw:name="Action" draw:style-name="gr6" draw:text-style-name="P2" draw:layer="layout" svg:width="2.4cm" svg:height="1.4cm" svg:x="15.2cm" svg:y="2.7cm">
          <text:list text:style-name="L2">
            <text:list-item>
              <text:p text:style-name="P1"><text:span text:style-name="T1"><text:s/></text:span><text:span text:style-name="T1">main()</text:span></text:p>
            </text:list-item>
            <text:list-item>
              <text:p text:style-name="P1"><text:s/>config()</text:p>
            </text:list-item>
            <text:list-item>
              <text:p text:style-name="P1"><text:s/>jetty()</text:p>
            </text:list-item>
          </text:list>
          <draw:enhanced-geometry svg:viewBox="0 0 1000 631" draw:text-areas="0 0 1000 631" draw:type="NonPrimitive" draw:enhanced-path="M 0 101 Y 101 0 L 899 0 X 1000 101 L 1000 530 Y 899 631 L 101 631 X 0 530 Z"/>
        </draw:custom-shape>
      </draw:page>
      <draw:page draw:name="page2" draw:style-name="dp1" draw:master-page-name="Default">
        <draw:custom-shape draw:name="Action" draw:style-name="gr7" draw:text-style-name="P4" draw:layer="layout" svg:width="22.6cm" svg:height="2.9cm" svg:x="5.4cm" svg:y="6cm">
          <text:p/>
          <draw:enhanced-geometry svg:viewBox="0 0 1000 631" draw:text-areas="0 0 1000 631" draw:type="NonPrimitive" draw:enhanced-path="M 0 101 Y 101 0 L 899 0 X 1000 101 L 1000 530 Y 899 631 L 101 631 X 0 530 Z"/>
        </draw:custom-shape>
        <draw:custom-shape draw:name="Action" draw:style-name="gr8" draw:text-style-name="P4" draw:layer="layout" svg:width="12.2cm" svg:height="2.9cm" svg:x="1.6cm" svg:y="10.7cm">
          <text:p/>
          <draw:enhanced-geometry svg:viewBox="0 0 1000 631" draw:text-areas="0 0 1000 631" draw:type="NonPrimitive" draw:enhanced-path="M 0 101 Y 101 0 L 899 0 X 1000 101 L 1000 530 Y 899 631 L 101 631 X 0 530 Z"/>
        </draw:custom-shape>
        <draw:custom-shape draw:name="Decision" draw:style-name="gr9" draw:text-style-name="P4" draw:layer="layout" svg:width="3.2cm" svg:height="1.9cm" svg:x="11.6cm" svg:y="5.1cm">
          <draw:glue-point draw:id="4" svg:x="0cm" svg:y="0cm"/>
          <text:p/>
          <draw:enhanced-geometry svg:viewBox="0 0 563 1000" draw:text-areas="0 1000 563 1130" draw:type="NonPrimitive" draw:enhanced-path="M 281 0 L 563 500 281 1000 0 500 Z N"/>
        </draw:custom-shape>
        <draw:custom-shape draw:name="Action" draw:style-name="gr10" draw:text-style-name="P4" draw:layer="layout" svg:width="6.1cm" svg:height="0.9cm" svg:x="10.2cm" svg:y="1.1cm">
          <text:p text:style-name="P3">Event kommt von Instana</text:p>
          <draw:enhanced-geometry svg:viewBox="0 0 1000 631" draw:text-areas="0 0 1000 631" draw:type="NonPrimitive" draw:enhanced-path="M 0 101 Y 101 0 L 899 0 X 1000 101 L 1000 530 Y 899 631 L 101 631 X 0 530 Z"/>
        </draw:custom-shape>
        <draw:custom-shape draw:name="ClassName" draw:style-name="gr11" draw:text-style-name="P4" draw:layer="layout" svg:width="3.4cm" svg:height="0.9cm" svg:x="5.7cm" svg:y="7.7cm">
          <text:p text:style-name="P3">INSTANA OPEN</text:p>
          <draw:enhanced-geometry svg:viewBox="0 0 1000 404" draw:text-areas="0 0 1000 404" draw:type="NonPrimitive" draw:enhanced-path="M 1000 404 L 1000 0 0 0 0 404 Z"/>
        </draw:custom-shape>
        <draw:custom-shape draw:name="ClassName" draw:style-name="gr12" draw:text-style-name="P4" draw:layer="layout" svg:width="2.646cm" svg:height="0.8cm" svg:x="17.2cm" svg:y="7.6cm">
          <text:p text:style-name="P3">INTANA CLOSE</text:p>
          <draw:enhanced-geometry svg:viewBox="0 0 1000 404" draw:text-areas="0 0 1000 404" draw:type="NonPrimitive" draw:enhanced-path="M 1000 404 L 1000 0 0 0 0 404 Z"/>
        </draw:custom-shape>
        <draw:custom-shape draw:name="ClassName" draw:style-name="gr13" draw:text-style-name="P4" draw:layer="layout" svg:width="3.8cm" svg:height="0.7cm" svg:x="23.2cm" svg:y="7.6cm">
          <text:p text:style-name="P3">INSTANA PRESENCE</text:p>
          <draw:enhanced-geometry svg:viewBox="0 0 1000 404" draw:text-areas="0 0 1000 404" draw:type="NonPrimitive" draw:enhanced-path="M 1000 404 L 1000 0 0 0 0 404 Z"/>
        </draw:custom-shape>
        <draw:line draw:style-name="gr14" draw:text-style-name="P5" draw:layer="layout" svg:x1="11.6cm" svg:y1="6.1cm" svg:x2="7.3cm" svg:y2="7.6cm">
          <text:p/>
        </draw:line>
        <draw:line draw:style-name="gr14" draw:text-style-name="P5" draw:layer="layout" svg:x1="14.8cm" svg:y1="6.2cm" svg:x2="18.4cm" svg:y2="7.6cm">
          <text:p/>
        </draw:line>
        <draw:line draw:style-name="gr14" draw:text-style-name="P5" draw:layer="layout" svg:x1="14.8cm" svg:y1="6.1cm" svg:x2="23.2cm" svg:y2="7.6cm">
          <text:p/>
        </draw:line>
        <draw:custom-shape draw:name="Action" draw:style-name="gr15" draw:text-style-name="P4" draw:layer="layout" svg:width="2.5cm" svg:height="0.8cm" svg:x="12.1cm" svg:y="2.8cm">
          <text:p text:style-name="P3">Event einlesen</text:p>
          <draw:enhanced-geometry svg:viewBox="0 0 1000 631" draw:text-areas="0 0 1000 631" draw:type="NonPrimitive" draw:enhanced-path="M 0 101 Y 101 0 L 899 0 X 1000 101 L 1000 530 Y 899 631 L 101 631 X 0 530 Z"/>
        </draw:custom-shape>
        <draw:custom-shape draw:name="Action" draw:style-name="gr16" draw:text-style-name="P4" draw:layer="layout" svg:width="2cm" svg:height="0.6cm" svg:x="12.2cm" svg:y="5.7cm">
          <text:p text:style-name="P3">EventState</text:p>
          <draw:enhanced-geometry svg:viewBox="0 0 1000 631" draw:text-areas="0 0 1000 631" draw:type="NonPrimitive" draw:enhanced-path="M 0 101 Y 101 0 L 899 0 X 1000 101 L 1000 530 Y 899 631 L 101 631 X 0 530 Z"/>
        </draw:custom-shape>
        <draw:custom-shape draw:name="Action" draw:style-name="gr17" draw:text-style-name="P4" draw:layer="layout" svg:width="2.8cm" svg:height="0.9cm" svg:x="17.4cm" svg:y="10.7cm">
          <text:p text:style-name="P3">Truesight CLOSE</text:p>
          <draw:enhanced-geometry svg:viewBox="0 0 1000 631" draw:text-areas="0 0 1000 631" draw:type="NonPrimitive" draw:enhanced-path="M 0 101 Y 101 0 L 899 0 X 1000 101 L 1000 530 Y 899 631 L 101 631 X 0 530 Z"/>
        </draw:custom-shape>
        <draw:custom-shape draw:name="Action" draw:style-name="gr17" draw:text-style-name="P4" draw:layer="layout" svg:width="2.8cm" svg:height="0.9cm" svg:x="23.7cm" svg:y="10.6cm">
          <text:p text:style-name="P3">Ignore (for now)</text:p>
          <draw:enhanced-geometry svg:viewBox="0 0 1000 631" draw:text-areas="0 0 1000 631" draw:type="NonPrimitive" draw:enhanced-path="M 0 101 Y 101 0 L 899 0 X 1000 101 L 1000 530 Y 899 631 L 101 631 X 0 530 Z"/>
        </draw:custom-shape>
        <draw:custom-shape draw:name="Action" draw:style-name="gr10" draw:text-style-name="P4" draw:layer="layout" svg:width="6.1cm" svg:height="0.9cm" svg:x="11.6cm" svg:y="16.3cm">
          <text:p text:style-name="P3">Send Event to Truesight</text:p>
          <draw:enhanced-geometry svg:viewBox="0 0 1000 631" draw:text-areas="0 0 1000 631" draw:type="NonPrimitive" draw:enhanced-path="M 0 101 Y 101 0 L 899 0 X 1000 101 L 1000 530 Y 899 631 L 101 631 X 0 530 Z"/>
        </draw:custom-shape>
        <draw:line draw:style-name="gr14" draw:text-style-name="P5" draw:layer="layout" svg:x1="18.8cm" svg:y1="11.6cm" svg:x2="14.9cm" svg:y2="16.3cm">
          <text:p/>
        </draw:line>
        <draw:line draw:style-name="gr14" draw:text-style-name="P5" draw:layer="layout" svg:x1="7.6cm" svg:y1="13.7cm" svg:x2="14.7cm" svg:y2="16.3cm">
          <text:p/>
        </draw:line>
        <draw:custom-shape draw:name="Decision" draw:style-name="gr9" draw:text-style-name="P4" draw:layer="layout" svg:width="3.2cm" svg:height="1.9cm" svg:x="5.9cm" svg:y="9.8cm">
          <draw:glue-point draw:id="4" svg:x="0cm" svg:y="0cm"/>
          <text:p/>
          <draw:enhanced-geometry svg:viewBox="0 0 563 1000" draw:text-areas="0 1000 563 1130" draw:type="NonPrimitive" draw:enhanced-path="M 281 0 L 563 500 281 1000 0 500 Z N"/>
        </draw:custom-shape>
        <draw:custom-shape draw:name="ClassName" draw:style-name="gr18" draw:text-style-name="P4" draw:layer="layout" svg:width="2.5cm" svg:height="0.8cm" svg:x="2.1cm" svg:y="12.1cm">
          <text:p text:style-name="P3">AVAILABILITY</text:p>
          <draw:enhanced-geometry svg:viewBox="0 0 1000 404" draw:text-areas="0 0 1000 404" draw:type="NonPrimitive" draw:enhanced-path="M 1000 404 L 1000 0 0 0 0 404 Z"/>
        </draw:custom-shape>
        <draw:custom-shape draw:name="ClassName" draw:style-name="gr19" draw:text-style-name="P4" draw:layer="layout" svg:width="3cm" svg:height="0.7cm" svg:x="5.3cm" svg:y="12.2cm">
          <text:p text:style-name="P3">PERFROMANCE</text:p>
          <draw:enhanced-geometry svg:viewBox="0 0 1000 404" draw:text-areas="0 0 1000 404" draw:type="NonPrimitive" draw:enhanced-path="M 1000 404 L 1000 0 0 0 0 404 Z"/>
        </draw:custom-shape>
        <draw:custom-shape draw:name="ClassName" draw:style-name="gr20" draw:text-style-name="P4" draw:layer="layout" svg:width="1.4cm" svg:height="0.7cm" svg:x="9.2cm" svg:y="12.1cm">
          <text:p text:style-name="P3">JVM</text:p>
          <draw:enhanced-geometry svg:viewBox="0 0 1000 404" draw:text-areas="0 0 1000 404" draw:mirror-horizontal="false" draw:mirror-vertical="false" draw:type="NonPrimitive" draw:enhanced-path="M 1000 404 L 1000 0 0 0 0 404 Z"/>
        </draw:custom-shape>
        <draw:custom-shape draw:name="ClassName" draw:style-name="gr21" draw:text-style-name="P4" draw:layer="layout" svg:width="1.3cm" svg:height="0.8cm" svg:x="11.5cm" svg:y="12cm">
          <text:p text:style-name="P3">HOST</text:p>
          <draw:enhanced-geometry svg:viewBox="0 0 1000 404" draw:text-areas="0 0 1000 404" draw:type="NonPrimitive" draw:enhanced-path="M 1000 404 L 1000 0 0 0 0 404 Z"/>
        </draw:custom-shape>
        <draw:custom-shape draw:name="Action" draw:style-name="gr16" draw:text-style-name="P4" draw:layer="layout" svg:width="2cm" svg:height="0.6cm" svg:x="12.201cm" svg:y="5.701cm">
          <text:p text:style-name="P3">EventState</text:p>
          <draw:enhanced-geometry svg:viewBox="0 0 1000 631" draw:text-areas="0 0 1000 631" draw:type="NonPrimitive" draw:enhanced-path="M 0 101 Y 101 0 L 899 0 X 1000 101 L 1000 530 Y 899 631 L 101 631 X 0 530 Z"/>
        </draw:custom-shape>
        <draw:custom-shape draw:name="Action" draw:style-name="gr16" draw:text-style-name="P4" draw:layer="layout" svg:width="2cm" svg:height="0.6cm" svg:x="6.6cm" svg:y="10.5cm">
          <text:p text:style-name="P3">EventType</text:p>
          <draw:enhanced-geometry svg:viewBox="0 0 1000 631" draw:text-areas="0 0 1000 631" draw:type="NonPrimitive" draw:enhanced-path="M 0 101 Y 101 0 L 899 0 X 1000 101 L 1000 530 Y 899 631 L 101 631 X 0 530 Z"/>
        </draw:custom-shape>
        <draw:line draw:style-name="gr14" draw:text-style-name="P5" draw:layer="layout" svg:x1="7.6cm" svg:y1="8.7cm" svg:x2="7.6cm" svg:y2="10cm">
          <text:p/>
        </draw:line>
        <draw:line draw:style-name="gr14" draw:text-style-name="P5" draw:layer="layout" svg:x1="13.3cm" svg:y1="3.8cm" svg:x2="13.3cm" svg:y2="5.2cm">
          <text:p/>
        </draw:line>
        <draw:line draw:style-name="gr14" draw:text-style-name="P5" draw:layer="layout" svg:x1="18.5cm" svg:y1="8.4cm" svg:x2="18.6cm" svg:y2="10.6cm">
          <text:p/>
        </draw:line>
        <draw:line draw:style-name="gr14" draw:text-style-name="P5" draw:layer="layout" svg:x1="24.9cm" svg:y1="8.5cm" svg:x2="25cm" svg:y2="10.7cm">
          <text:p/>
        </draw:line>
        <draw:line draw:style-name="gr14" draw:text-style-name="P5" draw:layer="layout" svg:x1="24.7cm" svg:y1="11.6cm" svg:x2="15.7cm" svg:y2="16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FilledDiamond" svg:viewBox="0 0 10 20" svg:d="M5 0l5 10-5 10-5-10z"/>
    <draw:marker draw:name="Linienspitzen_20_1" draw:display-name="Linienspitzen 1" svg:viewBox="0 0 100 200" svg:d="M0 200l50-200 50 200h-4l-46-196-46 196z"/>
    <draw:marker draw:name="Linienspitzen_20_2" draw:display-name="Linienspitzen 2" svg:viewBox="0 0 100 200" svg:d="M0 200l50-200 50 200h-4l-46-196-46 196z"/>
    <draw:marker draw:name="StrokedCircle" svg:viewBox="0 0 100 100" svg:d="M100 50v4l-1 5-1 4-1 4-2 4-2 4-2 4-3 3-3 3-3 3-3 3-4 2-4 2-4 2-4 1-4 1-5 1h-4-4l-5-1-4-1-4-1-4-2-4-2-4-2-3-3-3-3-3-3-3-3-2-4-2-4-2-4-1-4-1-4-1-5v-4-4l1-5 1-4 1-4 2-4 2-4 2-4 3-3 3-3 3-3 3-3 4-2 4-2 4-2 4-1 4-1 5-1h4 4l5 1 4 1 4 1 4 2 4 2 4 2 3 3 3 3 3 3 3 3 2 4 2 4 2 4 1 4 1 4 1 5v4h-3v-4l-1-4-1-4-1-4-1-4-2-4-2-3-3-3-3-3-3-3-3-3-3-2-4-2-4-1-4-1-4-1-4-1h-4-4l-4 1-4 1-4 1-4 1-4 2-3 2-3 3-3 3-3 3-3 3-2 3-2 4-1 4-1 4-1 4-1 4v4 4l1 4 1 4 1 4 1 4 2 4 2 3 3 3 3 3 3 3 3 3 3 2 4 2 4 1 4 1 4 1 4 1h4 4l4-1 4-1 4-1 4-1 4-2 3-2 3-3 3-3 3-3 3-3 2-3 2-4 1-4 1-4 1-4 1-4v-4z"/>
    <draw:marker draw:name="StrokedDiamond" svg:viewBox="0 0 100 200" svg:d="M50 0l50 100-50 100-50-100 50-100v4l46 96-46 96-46-96 46-96z"/>
    <draw:marker draw:name="StrokedHalfCircle" svg:viewBox="0 0 100 50" svg:d="M100 0v4l-1 5-1 4-1 4-2 4-2 4-2 4-3 3-3 3-3 3-3 3-4 2-4 2-4 2-4 1-4 1-5 1h-4-4l-5-1-4-1-4-1-4-2-4-2-4-2-3-3-3-3-3-3-3-3-2-4-2-4-2-4-1-4-1-4-1-5v-4h3v4l1 4 1 4 1 4 1 4 2 4 2 3 3 3 3 3 3 3 3 3 3 2 4 2 4 1 4 1 4 1 4 1h4 4l4-1 4-1 4-1 4-1 4-2 3-2 3-3 3-3 3-3 3-3 2-3 2-4 1-4 1-4 1-4 1-4v-4"/>
    <draw:marker draw:name="StrokedTriangle" svg:viewBox="0 0 100 100" svg:d="M0 100l50-100 50 96h-4l-46-92-46 92h96v4z"/>
    <draw:stroke-dash draw:name="Dashed_20__28_var_29__20_2" draw:display-name="Dashed (var) 2" draw:style="rect" draw:dots1="1" draw:dots1-length="0.02cm" draw:dots2="1" draw:dots2-length="0.02cm" draw:distance="0.02cm"/>
    <draw:stroke-dash draw:name="UML_20_Dash" draw:display-name="UML Dash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1" style:display-name="Standard_1">
          <text:list-level-style-bullet text:level="1" text:bullet-char="?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8pt" fo:font-style="normal" fo:text-shadow="none" style:text-underline-style="none" fo:font-weight="normal" style:font-name-asian="Tahoma" style:font-family-asian="Tahoma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SolidLine" style:family="graphic" style:parent-style-name="Standard_5f_1">
      <style:graphic-properties draw:stroke="solid" draw:stroke-dash="Dashed_20__28_var_29__20_2" svg:stroke-color="#000000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wrap-option="no-wrap"/>
      <style:text-properties style:use-window-font-color="true" fo:font-size="9pt" style:font-size-asian="9pt" style:font-size-complex="9pt" style:language-complex="zxx" style:country-complex="none"/>
    </style:style>
    <style:style style:name="BlackWhite" style:family="graphic" style:parent-style-name="Standard_5f_1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secondary-fill-color="#ff0000" fo:padding-top="0.125cm" fo:padding-bottom="0.125cm" fo:padding-left="0.25cm" fo:padding-right="0.25cm" draw:shadow="hidden" draw:shadow-offset-x="0.3cm" draw:shadow-offset-y="0.3cm" draw:shadow-color="#808080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1T09:54:05.040000000</meta:creation-date>
    <dc:date>2019-02-11T10:24:33.786000000</dc:date>
    <meta:editing-duration>PT10M5S</meta:editing-duration>
    <meta:editing-cycles>2</meta:editing-cycles>
    <meta:generator>LibreOffice/5.4.7.2$Windows_X86_64 LibreOffice_project/c838ef25c16710f8838b1faec480ebba495259d0</meta:generator>
    <meta:document-statistic meta:object-count="36"/>
  </office:meta>
</office:document-meta>
</file>